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4.7957in"/>
    </style:style>
    <style:style style:name="co6" style:family="table-column">
      <style:table-column-properties fo:break-before="auto" style:column-width="9.1598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4.4957in"/>
    </style:style>
    <style:style style:name="co9" style:family="table-column">
      <style:table-column-properties fo:break-before="auto" style:column-width="3.4339in"/>
    </style:style>
    <style:style style:name="co10" style:family="table-column">
      <style:table-column-properties fo:break-before="auto" style:column-width="2.8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auxili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2">
          <table:table-cell office:value-type="string">
            <text:p>valid</text:p>
          </table:table-cell>
          <table:table-cell office:value-type="string">
            <text:p>'X-DAVIS-FOO'</text:p>
          </table:table-cell>
          <table:table-cell/>
        </table:table-row>
        <table:table-row table:style-name="ro2">
          <table:table-cell office:value-type="string">
            <text:p>Invalid-non-x</text:p>
          </table:table-cell>
          <table:table-cell office:value-type="string">
            <text:p>'NON-SMOKING;VALUE=BOOLEAN'</text:p>
          </table:table-cell>
          <table:table-cell table:style-name="ce2"/>
        </table:table-row>
        <table:table-row table:style-name="ro2">
          <table:table-cell office:value-type="string">
            <text:p>Invalid-no-vendor</text:p>
          </table:table-cell>
          <table:table-cell office:value-type="string">
            <text:p>'X-DA-FOO'</text:p>
          </table:table-cell>
          <table:table-cell table:style-name="ce2"/>
        </table:table-row>
        <table:table-row table:style-name="ro2">
          <table:table-cell office:value-type="string">
            <text:p>Invalid-no-prop</text:p>
          </table:table-cell>
          <table:table-cell office:value-type="string">
            <text:p>'X-DAVIS-'</text:p>
          </table:table-cell>
          <table:table-cell table:style-name="ce2"/>
        </table:table-row>
        <table:table-row table:style-name="ro2">
          <table:table-cell office:value-type="string">
            <text:p>blank</text:p>
          </table:table-cell>
          <table:table-cell office:value-type="string">
            <text:p>''</text:p>
          </table:table-cell>
          <table:table-cell/>
        </table:table-row>
        <table:table-row table:style-name="ro2">
          <table:table-cell office:value-type="string">
            <text:p>null</text:p>
          </table:table-cell>
          <table:table-cell office:value-type="string">
            <text:p>null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Values</text:p>
          </table:table-cell>
          <table:table-cell table:style-name="ce1"/>
          <table:table-cell/>
        </table:table-row>
        <table:table-row table:style-name="ro2">
          <table:table-cell office:value-type="string">
            <text:p>null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string">
            <text:p>blank</text:p>
          </table:table-cell>
          <table:table-cell office:value-type="string">
            <text:p>''</text:p>
          </table:table-cell>
          <table:table-cell/>
        </table:table-row>
        <table:table-row table:style-name="ro2">
          <table:table-cell office:value-type="string">
            <text:p>valid</text:p>
          </table:table-cell>
          <table:table-cell office:value-type="string">
            <text:p>'This is a common value'</text:p>
          </table:table-cell>
          <table:table-cell/>
        </table:table-row>
      </table:table>
      <table:table table:name="constructor" table:style-name="ta1">
        <table:table-column table:style-name="co1" table:default-cell-style-name="ce2"/>
        <table:table-column table:style-name="co4" table:default-cell-style-name="ce3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c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test lin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null</text:p>
          </table:table-cell>
          <table:table-cell table:formula="of:=&quot;new Xprop(&quot;&amp;VLOOKUP([.A2];[$auxiliar.$A$3:.$B$8];2;0)&amp;&quot;, &quot;&amp;VLOOKUP([.B2];[$auxiliar.$A$12:.$B$14];2;0)&amp;&quot;)&quot;" office:value-type="string" office:string-value="new Xprop('X-DAVIS-FOO', null)">
            <text:p>new Xprop('X-DAVIS-FOO', null)</text:p>
          </table:table-cell>
          <table:table-cell/>
          <table:table-cell table:formula="of:=&quot;array(&quot;&amp;VLOOKUP([.A2];[$auxiliar.$A$3:.$B$8];2;0)&amp;&quot;, &quot;&amp;VLOOKUP([.B2]; [$auxiliar.$A$12:.$B$14];2;0)&amp;&quot;, &quot;&amp;[.C2]&amp;&quot;),&quot;" office:value-type="string" office:string-value="array('X-DAVIS-FOO', null, new Xprop('X-DAVIS-FOO', null)),">
            <text:p>array('X-DAVIS-FOO', null, new Xprop('X-DAVIS-FOO', null)),</text:p>
          </table:table-cell>
          <table:table-cell/>
        </table:table-row>
        <table:table-row table:style-name="ro2" table:visibility="filter">
          <table:table-cell office:value-type="string">
            <text:p>Invalid-non-x</text:p>
          </table:table-cell>
          <table:table-cell office:value-type="string">
            <text:p>null</text:p>
          </table:table-cell>
          <table:table-cell table:formula="of:=&quot;new Xprop(&quot;&amp;VLOOKUP([.A3];[$auxiliar.$A$3:.$B$8];2;0)&amp;&quot;, &quot;&amp;VLOOKUP([.B3];[$auxiliar.$A$12:.$B$14];2;0)&amp;&quot;)&quot;" office:value-type="string" office:string-value="new Xprop('NON-SMOKING;VALUE=BOOLEAN', null)">
            <text:p>new Xprop('NON-SMOKING;VALUE=BOOLEAN', null)</text:p>
          </table:table-cell>
          <table:table-cell/>
          <table:table-cell table:formula="of:=&quot;array(&quot;&amp;VLOOKUP([.A3];[$auxiliar.$A$3:.$B$8];2;0)&amp;&quot;, &quot;&amp;VLOOKUP([.B3]; [$auxiliar.$A$12:.$B$14];2;0)&amp;&quot;, &quot;&amp;[.C3]&amp;&quot;),&quot;" office:value-type="string" office:string-value="array('NON-SMOKING;VALUE=BOOLEAN', null, new Xprop('NON-SMOKING;VALUE=BOOLEAN', null)),">
            <text:p>array('NON-SMOKING;VALUE=BOOLEAN', null, new Xprop('NON-SMOKING;VALUE=BOOLEAN', null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vendor</text:p>
          </table:table-cell>
          <table:table-cell office:value-type="string">
            <text:p>null</text:p>
          </table:table-cell>
          <table:table-cell table:formula="of:=&quot;new Xprop(&quot;&amp;VLOOKUP([.A4];[$auxiliar.$A$3:.$B$8];2;0)&amp;&quot;, &quot;&amp;VLOOKUP([.B4];[$auxiliar.$A$12:.$B$14];2;0)&amp;&quot;)&quot;" office:value-type="string" office:string-value="new Xprop('X-DA-FOO', null)">
            <text:p>new Xprop('X-DA-FOO', null)</text:p>
          </table:table-cell>
          <table:table-cell/>
          <table:table-cell table:formula="of:=&quot;array(&quot;&amp;VLOOKUP([.A4];[$auxiliar.$A$3:.$B$8];2;0)&amp;&quot;, &quot;&amp;VLOOKUP([.B4]; [$auxiliar.$A$12:.$B$14];2;0)&amp;&quot;, &quot;&amp;[.C4]&amp;&quot;),&quot;" office:value-type="string" office:string-value="array('X-DA-FOO', null, new Xprop('X-DA-FOO', null)),">
            <text:p>array('X-DA-FOO', null, new Xprop('X-DA-FOO', null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prop</text:p>
          </table:table-cell>
          <table:table-cell office:value-type="string">
            <text:p>null</text:p>
          </table:table-cell>
          <table:table-cell table:formula="of:=&quot;new Xprop(&quot;&amp;VLOOKUP([.A5];[$auxiliar.$A$3:.$B$8];2;0)&amp;&quot;, &quot;&amp;VLOOKUP([.B5];[$auxiliar.$A$12:.$B$14];2;0)&amp;&quot;)&quot;" office:value-type="string" office:string-value="new Xprop('X-DAVIS-', null)">
            <text:p>new Xprop('X-DAVIS-', null)</text:p>
          </table:table-cell>
          <table:table-cell/>
          <table:table-cell table:formula="of:=&quot;array(&quot;&amp;VLOOKUP([.A5];[$auxiliar.$A$3:.$B$8];2;0)&amp;&quot;, &quot;&amp;VLOOKUP([.B5]; [$auxiliar.$A$12:.$B$14];2;0)&amp;&quot;, &quot;&amp;[.C5]&amp;&quot;),&quot;" office:value-type="string" office:string-value="array('X-DAVIS-', null, new Xprop('X-DAVIS-', null)),">
            <text:p>array('X-DAVIS-', null, new Xprop('X-DAVIS-', null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blank</text:p>
          </table:table-cell>
          <table:table-cell office:value-type="string">
            <text:p>null</text:p>
          </table:table-cell>
          <table:table-cell table:formula="of:=&quot;new Xprop(&quot;&amp;VLOOKUP([.A6];[$auxiliar.$A$3:.$B$8];2;0)&amp;&quot;, &quot;&amp;VLOOKUP([.B6];[$auxiliar.$A$12:.$B$14];2;0)&amp;&quot;)&quot;" office:value-type="string" office:string-value="new Xprop('', null)">
            <text:p>new Xprop('', null)</text:p>
          </table:table-cell>
          <table:table-cell/>
          <table:table-cell table:formula="of:=&quot;array(&quot;&amp;VLOOKUP([.A6];[$auxiliar.$A$3:.$B$8];2;0)&amp;&quot;, &quot;&amp;VLOOKUP([.B6]; [$auxiliar.$A$12:.$B$14];2;0)&amp;&quot;, &quot;&amp;[.C6]&amp;&quot;),&quot;" office:value-type="string" office:string-value="array('', null, new Xprop('', null)),">
            <text:p>array('', null, new Xprop('', null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null</text:p>
          </table:table-cell>
          <table:table-cell office:value-type="string">
            <text:p>null</text:p>
          </table:table-cell>
          <table:table-cell table:formula="of:=&quot;new Xprop(&quot;&amp;VLOOKUP([.A7];[$auxiliar.$A$3:.$B$8];2;0)&amp;&quot;, &quot;&amp;VLOOKUP([.B7];[$auxiliar.$A$12:.$B$14];2;0)&amp;&quot;)&quot;" office:value-type="string" office:string-value="new Xprop(null, null)">
            <text:p>new Xprop(null, null)</text:p>
          </table:table-cell>
          <table:table-cell/>
          <table:table-cell table:formula="of:=&quot;array(&quot;&amp;VLOOKUP([.A7];[$auxiliar.$A$3:.$B$8];2;0)&amp;&quot;, &quot;&amp;VLOOKUP([.B7]; [$auxiliar.$A$12:.$B$14];2;0)&amp;&quot;, &quot;&amp;[.C7]&amp;&quot;),&quot;" office:value-type="string" office:string-value="array(null, null, new Xprop(null, null)),">
            <text:p>array(null, null, new Xprop(null, null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blank</text:p>
          </table:table-cell>
          <table:table-cell table:formula="of:=&quot;new Xprop(&quot;&amp;VLOOKUP([.A8];[$auxiliar.$A$3:.$B$8];2;0)&amp;&quot;, &quot;&amp;VLOOKUP([.B8];[$auxiliar.$A$12:.$B$14];2;0)&amp;&quot;)&quot;" office:value-type="string" office:string-value="new Xprop('X-DAVIS-FOO', '')">
            <text:p>new Xprop('X-DAVIS-FOO', '')</text:p>
          </table:table-cell>
          <table:table-cell/>
          <table:table-cell table:formula="of:=&quot;array(&quot;&amp;VLOOKUP([.A8];[$auxiliar.$A$3:.$B$8];2;0)&amp;&quot;, &quot;&amp;VLOOKUP([.B8]; [$auxiliar.$A$12:.$B$14];2;0)&amp;&quot;, &quot;&amp;[.C8]&amp;&quot;),&quot;" office:value-type="string" office:string-value="array('X-DAVIS-FOO', '', new Xprop('X-DAVIS-FOO', '')),">
            <text:p>array('X-DAVIS-FOO', '', new Xprop('X-DAVIS-FOO', '')),</text:p>
          </table:table-cell>
          <table:table-cell/>
        </table:table-row>
        <table:table-row table:style-name="ro2" table:visibility="filter">
          <table:table-cell office:value-type="string">
            <text:p>Invalid-non-x</text:p>
          </table:table-cell>
          <table:table-cell office:value-type="string">
            <text:p>blank</text:p>
          </table:table-cell>
          <table:table-cell table:formula="of:=&quot;new Xprop(&quot;&amp;VLOOKUP([.A9];[$auxiliar.$A$3:.$B$8];2;0)&amp;&quot;, &quot;&amp;VLOOKUP([.B9];[$auxiliar.$A$12:.$B$14];2;0)&amp;&quot;)&quot;" office:value-type="string" office:string-value="new Xprop('NON-SMOKING;VALUE=BOOLEAN', '')">
            <text:p>new Xprop('NON-SMOKING;VALUE=BOOLEAN', '')</text:p>
          </table:table-cell>
          <table:table-cell/>
          <table:table-cell table:formula="of:=&quot;array(&quot;&amp;VLOOKUP([.A9];[$auxiliar.$A$3:.$B$8];2;0)&amp;&quot;, &quot;&amp;VLOOKUP([.B9]; [$auxiliar.$A$12:.$B$14];2;0)&amp;&quot;, &quot;&amp;[.C9]&amp;&quot;),&quot;" office:value-type="string" office:string-value="array('NON-SMOKING;VALUE=BOOLEAN', '', new Xprop('NON-SMOKING;VALUE=BOOLEAN', '')),">
            <text:p>array('NON-SMOKING;VALUE=BOOLEAN', '', new Xprop('NON-SMOKING;VALUE=BOOLEAN', '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vendor</text:p>
          </table:table-cell>
          <table:table-cell office:value-type="string">
            <text:p>blank</text:p>
          </table:table-cell>
          <table:table-cell table:formula="of:=&quot;new Xprop(&quot;&amp;VLOOKUP([.A10];[$auxiliar.$A$3:.$B$8];2;0)&amp;&quot;, &quot;&amp;VLOOKUP([.B10];[$auxiliar.$A$12:.$B$14];2;0)&amp;&quot;)&quot;" office:value-type="string" office:string-value="new Xprop('X-DA-FOO', '')">
            <text:p>new Xprop('X-DA-FOO', '')</text:p>
          </table:table-cell>
          <table:table-cell/>
          <table:table-cell table:formula="of:=&quot;array(&quot;&amp;VLOOKUP([.A10];[$auxiliar.$A$3:.$B$8];2;0)&amp;&quot;, &quot;&amp;VLOOKUP([.B10]; [$auxiliar.$A$12:.$B$14];2;0)&amp;&quot;, &quot;&amp;[.C10]&amp;&quot;),&quot;" office:value-type="string" office:string-value="array('X-DA-FOO', '', new Xprop('X-DA-FOO', '')),">
            <text:p>array('X-DA-FOO', '', new Xprop('X-DA-FOO', '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prop</text:p>
          </table:table-cell>
          <table:table-cell office:value-type="string">
            <text:p>blank</text:p>
          </table:table-cell>
          <table:table-cell table:formula="of:=&quot;new Xprop(&quot;&amp;VLOOKUP([.A11];[$auxiliar.$A$3:.$B$8];2;0)&amp;&quot;, &quot;&amp;VLOOKUP([.B11];[$auxiliar.$A$12:.$B$14];2;0)&amp;&quot;)&quot;" office:value-type="string" office:string-value="new Xprop('X-DAVIS-', '')">
            <text:p>new Xprop('X-DAVIS-', '')</text:p>
          </table:table-cell>
          <table:table-cell/>
          <table:table-cell table:formula="of:=&quot;array(&quot;&amp;VLOOKUP([.A11];[$auxiliar.$A$3:.$B$8];2;0)&amp;&quot;, &quot;&amp;VLOOKUP([.B11]; [$auxiliar.$A$12:.$B$14];2;0)&amp;&quot;, &quot;&amp;[.C11]&amp;&quot;),&quot;" office:value-type="string" office:string-value="array('X-DAVIS-', '', new Xprop('X-DAVIS-', '')),">
            <text:p>array('X-DAVIS-', '', new Xprop('X-DAVIS-', '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blank</text:p>
          </table:table-cell>
          <table:table-cell office:value-type="string">
            <text:p>blank</text:p>
          </table:table-cell>
          <table:table-cell table:formula="of:=&quot;new Xprop(&quot;&amp;VLOOKUP([.A12];[$auxiliar.$A$3:.$B$8];2;0)&amp;&quot;, &quot;&amp;VLOOKUP([.B12];[$auxiliar.$A$12:.$B$14];2;0)&amp;&quot;)&quot;" office:value-type="string" office:string-value="new Xprop('', '')">
            <text:p>new Xprop('', '')</text:p>
          </table:table-cell>
          <table:table-cell/>
          <table:table-cell table:formula="of:=&quot;array(&quot;&amp;VLOOKUP([.A12];[$auxiliar.$A$3:.$B$8];2;0)&amp;&quot;, &quot;&amp;VLOOKUP([.B12]; [$auxiliar.$A$12:.$B$14];2;0)&amp;&quot;, &quot;&amp;[.C12]&amp;&quot;),&quot;" office:value-type="string" office:string-value="array('', '', new Xprop('', '')),">
            <text:p>array('', '', new Xprop('', '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null</text:p>
          </table:table-cell>
          <table:table-cell office:value-type="string">
            <text:p>blank</text:p>
          </table:table-cell>
          <table:table-cell table:formula="of:=&quot;new Xprop(&quot;&amp;VLOOKUP([.A13];[$auxiliar.$A$3:.$B$8];2;0)&amp;&quot;, &quot;&amp;VLOOKUP([.B13];[$auxiliar.$A$12:.$B$14];2;0)&amp;&quot;)&quot;" office:value-type="string" office:string-value="new Xprop(null, '')">
            <text:p>new Xprop(null, '')</text:p>
          </table:table-cell>
          <table:table-cell/>
          <table:table-cell table:formula="of:=&quot;array(&quot;&amp;VLOOKUP([.A13];[$auxiliar.$A$3:.$B$8];2;0)&amp;&quot;, &quot;&amp;VLOOKUP([.B13]; [$auxiliar.$A$12:.$B$14];2;0)&amp;&quot;, &quot;&amp;[.C13]&amp;&quot;),&quot;" office:value-type="string" office:string-value="array(null, '', new Xprop(null, '')),">
            <text:p>array(null, '', new Xprop(null, '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valid</text:p>
          </table:table-cell>
          <table:table-cell table:style-name="ce2" office:value-type="string">
            <text:p>valid</text:p>
          </table:table-cell>
          <table:table-cell table:formula="of:=&quot;new Xprop(&quot;&amp;VLOOKUP([.A14];[$auxiliar.$A$3:.$B$8];2;0)&amp;&quot;, &quot;&amp;VLOOKUP([.B14];[$auxiliar.$A$12:.$B$14];2;0)&amp;&quot;)&quot;" office:value-type="string" office:string-value="new Xprop('X-DAVIS-FOO', 'This is a common value')">
            <text:p>new Xprop('X-DAVIS-FOO', 'This is a common value')</text:p>
          </table:table-cell>
          <table:table-cell/>
          <table:table-cell table:formula="of:=&quot;array(&quot;&amp;VLOOKUP([.A14];[$auxiliar.$A$3:.$B$8];2;0)&amp;&quot;, &quot;&amp;VLOOKUP([.B14]; [$auxiliar.$A$12:.$B$14];2;0)&amp;&quot;, &quot;&amp;[.C14]&amp;&quot;),&quot;" office:value-type="string" office:string-value="array('X-DAVIS-FOO', 'This is a common value', new Xprop('X-DAVIS-FOO', 'This is a common value')),">
            <text:p>array('X-DAVIS-FOO', 'This is a common value', new Xprop('X-DAVIS-FOO', 'This is a common value')),</text:p>
          </table:table-cell>
          <table:table-cell/>
        </table:table-row>
        <table:table-row table:style-name="ro2" table:visibility="filter">
          <table:table-cell office:value-type="string">
            <text:p>Invalid-non-x</text:p>
          </table:table-cell>
          <table:table-cell table:style-name="ce2" office:value-type="string">
            <text:p>valid</text:p>
          </table:table-cell>
          <table:table-cell table:formula="of:=&quot;new Xprop(&quot;&amp;VLOOKUP([.A15];[$auxiliar.$A$3:.$B$8];2;0)&amp;&quot;, &quot;&amp;VLOOKUP([.B15];[$auxiliar.$A$12:.$B$14];2;0)&amp;&quot;)&quot;" office:value-type="string" office:string-value="new Xprop('NON-SMOKING;VALUE=BOOLEAN', 'This is a common value')">
            <text:p>new Xprop('NON-SMOKING;VALUE=BOOLEAN', 'This is a common value')</text:p>
          </table:table-cell>
          <table:table-cell/>
          <table:table-cell table:formula="of:=&quot;array(&quot;&amp;VLOOKUP([.A15];[$auxiliar.$A$3:.$B$8];2;0)&amp;&quot;, &quot;&amp;VLOOKUP([.B15]; [$auxiliar.$A$12:.$B$14];2;0)&amp;&quot;, &quot;&amp;[.C15]&amp;&quot;),&quot;" office:value-type="string" office:string-value="array('NON-SMOKING;VALUE=BOOLEAN', 'This is a common value', new Xprop('NON-SMOKING;VALUE=BOOLEAN', 'This is a common value')),">
            <text:p>array('NON-SMOKING;VALUE=BOOLEAN', 'This is a common value', new Xprop('NON-SMOKING;VALUE=BOOLEAN', 'This is a common value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vendor</text:p>
          </table:table-cell>
          <table:table-cell table:style-name="ce2" office:value-type="string">
            <text:p>valid</text:p>
          </table:table-cell>
          <table:table-cell table:formula="of:=&quot;new Xprop(&quot;&amp;VLOOKUP([.A16];[$auxiliar.$A$3:.$B$8];2;0)&amp;&quot;, &quot;&amp;VLOOKUP([.B16];[$auxiliar.$A$12:.$B$14];2;0)&amp;&quot;)&quot;" office:value-type="string" office:string-value="new Xprop('X-DA-FOO', 'This is a common value')">
            <text:p>new Xprop('X-DA-FOO', 'This is a common value')</text:p>
          </table:table-cell>
          <table:table-cell/>
          <table:table-cell table:formula="of:=&quot;array(&quot;&amp;VLOOKUP([.A16];[$auxiliar.$A$3:.$B$8];2;0)&amp;&quot;, &quot;&amp;VLOOKUP([.B16]; [$auxiliar.$A$12:.$B$14];2;0)&amp;&quot;, &quot;&amp;[.C16]&amp;&quot;),&quot;" office:value-type="string" office:string-value="array('X-DA-FOO', 'This is a common value', new Xprop('X-DA-FOO', 'This is a common value')),">
            <text:p>array('X-DA-FOO', 'This is a common value', new Xprop('X-DA-FOO', 'This is a common value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Invalid-no-prop</text:p>
          </table:table-cell>
          <table:table-cell table:style-name="ce2" office:value-type="string">
            <text:p>valid</text:p>
          </table:table-cell>
          <table:table-cell table:formula="of:=&quot;new Xprop(&quot;&amp;VLOOKUP([.A17];[$auxiliar.$A$3:.$B$8];2;0)&amp;&quot;, &quot;&amp;VLOOKUP([.B17];[$auxiliar.$A$12:.$B$14];2;0)&amp;&quot;)&quot;" office:value-type="string" office:string-value="new Xprop('X-DAVIS-', 'This is a common value')">
            <text:p>new Xprop('X-DAVIS-', 'This is a common value')</text:p>
          </table:table-cell>
          <table:table-cell/>
          <table:table-cell table:formula="of:=&quot;array(&quot;&amp;VLOOKUP([.A17];[$auxiliar.$A$3:.$B$8];2;0)&amp;&quot;, &quot;&amp;VLOOKUP([.B17]; [$auxiliar.$A$12:.$B$14];2;0)&amp;&quot;, &quot;&amp;[.C17]&amp;&quot;),&quot;" office:value-type="string" office:string-value="array('X-DAVIS-', 'This is a common value', new Xprop('X-DAVIS-', 'This is a common value')),">
            <text:p>array('X-DAVIS-', 'This is a common value', new Xprop('X-DAVIS-', 'This is a common value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blank</text:p>
          </table:table-cell>
          <table:table-cell table:style-name="ce2" office:value-type="string">
            <text:p>valid</text:p>
          </table:table-cell>
          <table:table-cell table:formula="of:=&quot;new Xprop(&quot;&amp;VLOOKUP([.A18];[$auxiliar.$A$3:.$B$8];2;0)&amp;&quot;, &quot;&amp;VLOOKUP([.B18];[$auxiliar.$A$12:.$B$14];2;0)&amp;&quot;)&quot;" office:value-type="string" office:string-value="new Xprop('', 'This is a common value')">
            <text:p>new Xprop('', 'This is a common value')</text:p>
          </table:table-cell>
          <table:table-cell/>
          <table:table-cell table:formula="of:=&quot;array(&quot;&amp;VLOOKUP([.A18];[$auxiliar.$A$3:.$B$8];2;0)&amp;&quot;, &quot;&amp;VLOOKUP([.B18]; [$auxiliar.$A$12:.$B$14];2;0)&amp;&quot;, &quot;&amp;[.C18]&amp;&quot;),&quot;" office:value-type="string" office:string-value="array('', 'This is a common value', new Xprop('', 'This is a common value')),">
            <text:p>array('', 'This is a common value', new Xprop('', 'This is a common value')),</text:p>
          </table:table-cell>
          <table:table-cell office:value-type="string">
            <text:p>exception case</text:p>
          </table:table-cell>
        </table:table-row>
        <table:table-row table:style-name="ro2" table:visibility="filter">
          <table:table-cell office:value-type="string">
            <text:p>null</text:p>
          </table:table-cell>
          <table:table-cell table:style-name="ce2" office:value-type="string">
            <text:p>valid</text:p>
          </table:table-cell>
          <table:table-cell table:formula="of:=&quot;new Xprop(&quot;&amp;VLOOKUP([.A19];[$auxiliar.$A$3:.$B$8];2;0)&amp;&quot;, &quot;&amp;VLOOKUP([.B19];[$auxiliar.$A$12:.$B$14];2;0)&amp;&quot;)&quot;" office:value-type="string" office:string-value="new Xprop(null, 'This is a common value')">
            <text:p>new Xprop(null, 'This is a common value')</text:p>
          </table:table-cell>
          <table:table-cell/>
          <table:table-cell table:formula="of:=&quot;array(&quot;&amp;VLOOKUP([.A19];[$auxiliar.$A$3:.$B$8];2;0)&amp;&quot;, &quot;&amp;VLOOKUP([.B19]; [$auxiliar.$A$12:.$B$14];2;0)&amp;&quot;, &quot;&amp;[.C19]&amp;&quot;),&quot;" office:value-type="string" office:string-value="array(null, 'This is a common value', new Xprop(null, 'This is a common value')),">
            <text:p>array(null, 'This is a common value', new Xprop(null, 'This is a common value')),</text:p>
          </table:table-cell>
          <table:table-cell office:value-type="string">
            <text:p>exception case</text:p>
          </table:table-cell>
        </table:table-row>
      </table:table>
      <table:table table:name="exception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c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test lin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string">
            <text:p>Invalid-non-x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2];[$auxiliar.$A$3:.$B$8];2;0)&amp;&quot;, &quot;&amp;VLOOKUP([.B2];[$auxiliar.$A$12:.$B$14];2;0)&amp;&quot;)&quot;" office:value-type="string" office:string-value="new Xprop('NON-SMOKING;VALUE=BOOLEAN', null)">
            <text:p>new Xprop('NON-SMOKING;VALUE=BOOLEAN', null)</text:p>
          </table:table-cell>
          <table:table-cell table:style-name="ce2"/>
          <table:table-cell table:style-name="ce2" table:formula="of:=&quot;array(&quot;&amp;VLOOKUP([.A2];[$auxiliar.$A$3:.$B$8];2;0)&amp;&quot;, &quot;&amp;VLOOKUP([.B2]; [$auxiliar.$A$12:.$B$14];2;0)&amp;&quot;),&quot;" office:value-type="string" office:string-value="array('NON-SMOKING;VALUE=BOOLEAN', null),">
            <text:p>array('NON-SMOKING;VALUE=BOOLEAN', null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vendor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3];[$auxiliar.$A$3:.$B$8];2;0)&amp;&quot;, &quot;&amp;VLOOKUP([.B3];[$auxiliar.$A$12:.$B$14];2;0)&amp;&quot;)&quot;" office:value-type="string" office:string-value="new Xprop('X-DA-FOO', null)">
            <text:p>new Xprop('X-DA-FOO', null)</text:p>
          </table:table-cell>
          <table:table-cell table:style-name="ce2"/>
          <table:table-cell table:style-name="ce2" table:formula="of:=&quot;array(&quot;&amp;VLOOKUP([.A3];[$auxiliar.$A$3:.$B$8];2;0)&amp;&quot;, &quot;&amp;VLOOKUP([.B3]; [$auxiliar.$A$12:.$B$14];2;0)&amp;&quot;),&quot;" office:value-type="string" office:string-value="array('X-DA-FOO', null),">
            <text:p>array('X-DA-FOO', null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prop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4];[$auxiliar.$A$3:.$B$8];2;0)&amp;&quot;, &quot;&amp;VLOOKUP([.B4];[$auxiliar.$A$12:.$B$14];2;0)&amp;&quot;)&quot;" office:value-type="string" office:string-value="new Xprop('X-DAVIS-', null)">
            <text:p>new Xprop('X-DAVIS-', null)</text:p>
          </table:table-cell>
          <table:table-cell table:style-name="ce2"/>
          <table:table-cell table:style-name="ce2" table:formula="of:=&quot;array(&quot;&amp;VLOOKUP([.A4];[$auxiliar.$A$3:.$B$8];2;0)&amp;&quot;, &quot;&amp;VLOOKUP([.B4]; [$auxiliar.$A$12:.$B$14];2;0)&amp;&quot;),&quot;" office:value-type="string" office:string-value="array('X-DAVIS-', null),">
            <text:p>array('X-DAVIS-', null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blank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5];[$auxiliar.$A$3:.$B$8];2;0)&amp;&quot;, &quot;&amp;VLOOKUP([.B5];[$auxiliar.$A$12:.$B$14];2;0)&amp;&quot;)&quot;" office:value-type="string" office:string-value="new Xprop('', null)">
            <text:p>new Xprop('', null)</text:p>
          </table:table-cell>
          <table:table-cell table:style-name="ce2"/>
          <table:table-cell table:style-name="ce2" table:formula="of:=&quot;array(&quot;&amp;VLOOKUP([.A5];[$auxiliar.$A$3:.$B$8];2;0)&amp;&quot;, &quot;&amp;VLOOKUP([.B5]; [$auxiliar.$A$12:.$B$14];2;0)&amp;&quot;),&quot;" office:value-type="string" office:string-value="array('', null),">
            <text:p>array('', null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6];[$auxiliar.$A$3:.$B$8];2;0)&amp;&quot;, &quot;&amp;VLOOKUP([.B6];[$auxiliar.$A$12:.$B$14];2;0)&amp;&quot;)&quot;" office:value-type="string" office:string-value="new Xprop(null, null)">
            <text:p>new Xprop(null, null)</text:p>
          </table:table-cell>
          <table:table-cell table:style-name="ce2"/>
          <table:table-cell table:style-name="ce2" table:formula="of:=&quot;array(&quot;&amp;VLOOKUP([.A6];[$auxiliar.$A$3:.$B$8];2;0)&amp;&quot;, &quot;&amp;VLOOKUP([.B6]; [$auxiliar.$A$12:.$B$14];2;0)&amp;&quot;),&quot;" office:value-type="string" office:string-value="array(null, null),">
            <text:p>array(null, null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n-x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7];[$auxiliar.$A$3:.$B$8];2;0)&amp;&quot;, &quot;&amp;VLOOKUP([.B7];[$auxiliar.$A$12:.$B$14];2;0)&amp;&quot;)&quot;" office:value-type="string" office:string-value="new Xprop('NON-SMOKING;VALUE=BOOLEAN', '')">
            <text:p>new Xprop('NON-SMOKING;VALUE=BOOLEAN', '')</text:p>
          </table:table-cell>
          <table:table-cell table:style-name="ce2"/>
          <table:table-cell table:style-name="ce2" table:formula="of:=&quot;array(&quot;&amp;VLOOKUP([.A7];[$auxiliar.$A$3:.$B$8];2;0)&amp;&quot;, &quot;&amp;VLOOKUP([.B7]; [$auxiliar.$A$12:.$B$14];2;0)&amp;&quot;),&quot;" office:value-type="string" office:string-value="array('NON-SMOKING;VALUE=BOOLEAN', ''),">
            <text:p>array('NON-SMOKING;VALUE=BOOLEAN', '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vendor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8];[$auxiliar.$A$3:.$B$8];2;0)&amp;&quot;, &quot;&amp;VLOOKUP([.B8];[$auxiliar.$A$12:.$B$14];2;0)&amp;&quot;)&quot;" office:value-type="string" office:string-value="new Xprop('X-DA-FOO', '')">
            <text:p>new Xprop('X-DA-FOO', '')</text:p>
          </table:table-cell>
          <table:table-cell table:style-name="ce2"/>
          <table:table-cell table:style-name="ce2" table:formula="of:=&quot;array(&quot;&amp;VLOOKUP([.A8];[$auxiliar.$A$3:.$B$8];2;0)&amp;&quot;, &quot;&amp;VLOOKUP([.B8]; [$auxiliar.$A$12:.$B$14];2;0)&amp;&quot;),&quot;" office:value-type="string" office:string-value="array('X-DA-FOO', ''),">
            <text:p>array('X-DA-FOO', '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prop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9];[$auxiliar.$A$3:.$B$8];2;0)&amp;&quot;, &quot;&amp;VLOOKUP([.B9];[$auxiliar.$A$12:.$B$14];2;0)&amp;&quot;)&quot;" office:value-type="string" office:string-value="new Xprop('X-DAVIS-', '')">
            <text:p>new Xprop('X-DAVIS-', '')</text:p>
          </table:table-cell>
          <table:table-cell table:style-name="ce2"/>
          <table:table-cell table:style-name="ce2" table:formula="of:=&quot;array(&quot;&amp;VLOOKUP([.A9];[$auxiliar.$A$3:.$B$8];2;0)&amp;&quot;, &quot;&amp;VLOOKUP([.B9]; [$auxiliar.$A$12:.$B$14];2;0)&amp;&quot;),&quot;" office:value-type="string" office:string-value="array('X-DAVIS-', ''),">
            <text:p>array('X-DAVIS-', '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blank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10];[$auxiliar.$A$3:.$B$8];2;0)&amp;&quot;, &quot;&amp;VLOOKUP([.B10];[$auxiliar.$A$12:.$B$14];2;0)&amp;&quot;)&quot;" office:value-type="string" office:string-value="new Xprop('', '')">
            <text:p>new Xprop('', '')</text:p>
          </table:table-cell>
          <table:table-cell table:style-name="ce2"/>
          <table:table-cell table:style-name="ce2" table:formula="of:=&quot;array(&quot;&amp;VLOOKUP([.A10];[$auxiliar.$A$3:.$B$8];2;0)&amp;&quot;, &quot;&amp;VLOOKUP([.B10]; [$auxiliar.$A$12:.$B$14];2;0)&amp;&quot;),&quot;" office:value-type="string" office:string-value="array('', ''),">
            <text:p>array('', '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null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11];[$auxiliar.$A$3:.$B$8];2;0)&amp;&quot;, &quot;&amp;VLOOKUP([.B11];[$auxiliar.$A$12:.$B$14];2;0)&amp;&quot;)&quot;" office:value-type="string" office:string-value="new Xprop(null, '')">
            <text:p>new Xprop(null, '')</text:p>
          </table:table-cell>
          <table:table-cell table:style-name="ce2"/>
          <table:table-cell table:style-name="ce2" table:formula="of:=&quot;array(&quot;&amp;VLOOKUP([.A11];[$auxiliar.$A$3:.$B$8];2;0)&amp;&quot;, &quot;&amp;VLOOKUP([.B11]; [$auxiliar.$A$12:.$B$14];2;0)&amp;&quot;),&quot;" office:value-type="string" office:string-value="array(null, ''),">
            <text:p>array(null, '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n-x</text:p>
          </table:table-cell>
          <table:table-cell table:style-name="ce2" office:value-type="string">
            <text:p>valid</text:p>
          </table:table-cell>
          <table:table-cell table:style-name="ce2" table:formula="of:=&quot;new Xprop(&quot;&amp;VLOOKUP([.A12];[$auxiliar.$A$3:.$B$8];2;0)&amp;&quot;, &quot;&amp;VLOOKUP([.B12];[$auxiliar.$A$12:.$B$14];2;0)&amp;&quot;)&quot;" office:value-type="string" office:string-value="new Xprop('NON-SMOKING;VALUE=BOOLEAN', 'This is a common value')">
            <text:p>new Xprop('NON-SMOKING;VALUE=BOOLEAN', 'This is a common value')</text:p>
          </table:table-cell>
          <table:table-cell table:style-name="ce2"/>
          <table:table-cell table:style-name="ce2" table:formula="of:=&quot;array(&quot;&amp;VLOOKUP([.A12];[$auxiliar.$A$3:.$B$8];2;0)&amp;&quot;, &quot;&amp;VLOOKUP([.B12]; [$auxiliar.$A$12:.$B$14];2;0)&amp;&quot;),&quot;" office:value-type="string" office:string-value="array('NON-SMOKING;VALUE=BOOLEAN', 'This is a common value'),">
            <text:p>array('NON-SMOKING;VALUE=BOOLEAN', 'This is a common value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vendor</text:p>
          </table:table-cell>
          <table:table-cell table:style-name="ce2" office:value-type="string">
            <text:p>valid</text:p>
          </table:table-cell>
          <table:table-cell table:style-name="ce2" table:formula="of:=&quot;new Xprop(&quot;&amp;VLOOKUP([.A13];[$auxiliar.$A$3:.$B$8];2;0)&amp;&quot;, &quot;&amp;VLOOKUP([.B13];[$auxiliar.$A$12:.$B$14];2;0)&amp;&quot;)&quot;" office:value-type="string" office:string-value="new Xprop('X-DA-FOO', 'This is a common value')">
            <text:p>new Xprop('X-DA-FOO', 'This is a common value')</text:p>
          </table:table-cell>
          <table:table-cell table:style-name="ce2"/>
          <table:table-cell table:style-name="ce2" table:formula="of:=&quot;array(&quot;&amp;VLOOKUP([.A13];[$auxiliar.$A$3:.$B$8];2;0)&amp;&quot;, &quot;&amp;VLOOKUP([.B13]; [$auxiliar.$A$12:.$B$14];2;0)&amp;&quot;),&quot;" office:value-type="string" office:string-value="array('X-DA-FOO', 'This is a common value'),">
            <text:p>array('X-DA-FOO', 'This is a common value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Invalid-no-prop</text:p>
          </table:table-cell>
          <table:table-cell table:style-name="ce2" office:value-type="string">
            <text:p>valid</text:p>
          </table:table-cell>
          <table:table-cell table:style-name="ce2" table:formula="of:=&quot;new Xprop(&quot;&amp;VLOOKUP([.A14];[$auxiliar.$A$3:.$B$8];2;0)&amp;&quot;, &quot;&amp;VLOOKUP([.B14];[$auxiliar.$A$12:.$B$14];2;0)&amp;&quot;)&quot;" office:value-type="string" office:string-value="new Xprop('X-DAVIS-', 'This is a common value')">
            <text:p>new Xprop('X-DAVIS-', 'This is a common value')</text:p>
          </table:table-cell>
          <table:table-cell table:style-name="ce2"/>
          <table:table-cell table:style-name="ce2" table:formula="of:=&quot;array(&quot;&amp;VLOOKUP([.A14];[$auxiliar.$A$3:.$B$8];2;0)&amp;&quot;, &quot;&amp;VLOOKUP([.B14]; [$auxiliar.$A$12:.$B$14];2;0)&amp;&quot;),&quot;" office:value-type="string" office:string-value="array('X-DAVIS-', 'This is a common value'),">
            <text:p>array('X-DAVIS-', 'This is a common value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blank</text:p>
          </table:table-cell>
          <table:table-cell table:style-name="ce2" office:value-type="string">
            <text:p>valid</text:p>
          </table:table-cell>
          <table:table-cell table:style-name="ce2" table:formula="of:=&quot;new Xprop(&quot;&amp;VLOOKUP([.A15];[$auxiliar.$A$3:.$B$8];2;0)&amp;&quot;, &quot;&amp;VLOOKUP([.B15];[$auxiliar.$A$12:.$B$14];2;0)&amp;&quot;)&quot;" office:value-type="string" office:string-value="new Xprop('', 'This is a common value')">
            <text:p>new Xprop('', 'This is a common value')</text:p>
          </table:table-cell>
          <table:table-cell table:style-name="ce2"/>
          <table:table-cell table:style-name="ce2" table:formula="of:=&quot;array(&quot;&amp;VLOOKUP([.A15];[$auxiliar.$A$3:.$B$8];2;0)&amp;&quot;, &quot;&amp;VLOOKUP([.B15]; [$auxiliar.$A$12:.$B$14];2;0)&amp;&quot;),&quot;" office:value-type="string" office:string-value="array('', 'This is a common value'),">
            <text:p>array('', 'This is a common value'),</text:p>
          </table:table-cell>
          <table:table-cell table:style-name="ce2" office:value-type="string">
            <text:p>exception case</text:p>
          </table:table-cell>
        </table:table-row>
        <table:table-row table:style-name="ro2">
          <table:table-cell table:style-name="ce2" office:value-type="string">
            <text:p>null</text:p>
          </table:table-cell>
          <table:table-cell table:style-name="ce2" office:value-type="string">
            <text:p>valid</text:p>
          </table:table-cell>
          <table:table-cell table:style-name="ce2" table:formula="of:=&quot;new Xprop(&quot;&amp;VLOOKUP([.A16];[$auxiliar.$A$3:.$B$8];2;0)&amp;&quot;, &quot;&amp;VLOOKUP([.B16];[$auxiliar.$A$12:.$B$14];2;0)&amp;&quot;)&quot;" office:value-type="string" office:string-value="new Xprop(null, 'This is a common value')">
            <text:p>new Xprop(null, 'This is a common value')</text:p>
          </table:table-cell>
          <table:table-cell table:style-name="ce2"/>
          <table:table-cell table:style-name="ce2" table:formula="of:=&quot;array(&quot;&amp;VLOOKUP([.A16];[$auxiliar.$A$3:.$B$8];2;0)&amp;&quot;, &quot;&amp;VLOOKUP([.B16]; [$auxiliar.$A$12:.$B$14];2;0)&amp;&quot;),&quot;" office:value-type="string" office:string-value="array(null, 'This is a common value'),">
            <text:p>array(null, 'This is a common value'),</text:p>
          </table:table-cell>
          <table:table-cell table:style-name="ce2" office:value-type="string">
            <text:p>exception case</text:p>
          </table:table-cell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output" table:style-name="ta1"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c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test lin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null</text:p>
          </table:table-cell>
          <table:table-cell table:style-name="ce2" table:formula="of:=&quot;new Xprop(&quot;&amp;VLOOKUP([.A2];[$auxiliar.$A$3:.$B$8];2;0)&amp;&quot;, &quot;&amp;VLOOKUP([.B2];[$auxiliar.$A$12:.$B$14];2;0)&amp;&quot;)&quot;" office:value-type="string" office:string-value="new Xprop('X-DAVIS-FOO', null)">
            <text:p>new Xprop('X-DAVIS-FOO', null)</text:p>
          </table:table-cell>
          <table:table-cell office:value-type="string">
            <text:p>"X-DAVIS-FOO:\r\n"</text:p>
          </table:table-cell>
          <table:table-cell table:style-name="ce2" table:formula="of:=&quot;array(&quot;&amp;VLOOKUP([.A2];[$auxiliar.$A$3:.$B$8];2;0)&amp;&quot;, &quot;&amp;VLOOKUP([.B2]; [$auxiliar.$A$12:.$B$14];2;0)&amp;&quot;, &quot;&amp;[.D2]&amp;&quot;),&quot;" office:value-type="string" office:string-value="array('X-DAVIS-FOO', null, &quot;X-DAVIS-FOO:\r\n&quot;),">
            <text:p>array('X-DAVIS-FOO', null, "X-DAVIS-FOO:\r\n"),</text:p>
          </table:table-cell>
          <table:table-cell table:style-name="ce2"/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blank</text:p>
          </table:table-cell>
          <table:table-cell table:style-name="ce2" table:formula="of:=&quot;new Xprop(&quot;&amp;VLOOKUP([.A3];[$auxiliar.$A$3:.$B$8];2;0)&amp;&quot;, &quot;&amp;VLOOKUP([.B3];[$auxiliar.$A$12:.$B$14];2;0)&amp;&quot;)&quot;" office:value-type="string" office:string-value="new Xprop('X-DAVIS-FOO', '')">
            <text:p>new Xprop('X-DAVIS-FOO', '')</text:p>
          </table:table-cell>
          <table:table-cell office:value-type="string">
            <text:p>"X-DAVIS-FOO:\r\n"</text:p>
          </table:table-cell>
          <table:table-cell table:style-name="ce2" table:formula="of:=&quot;array(&quot;&amp;VLOOKUP([.A3];[$auxiliar.$A$3:.$B$8];2;0)&amp;&quot;, &quot;&amp;VLOOKUP([.B3]; [$auxiliar.$A$12:.$B$14];2;0)&amp;&quot;, &quot;&amp;[.D3]&amp;&quot;),&quot;" office:value-type="string" office:string-value="array('X-DAVIS-FOO', '', &quot;X-DAVIS-FOO:\r\n&quot;),">
            <text:p>array('X-DAVIS-FOO', '', "X-DAVIS-FOO:\r\n"),</text:p>
          </table:table-cell>
          <table:table-cell table:style-name="ce2"/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valid</text:p>
          </table:table-cell>
          <table:table-cell table:style-name="ce2" table:formula="of:=&quot;new Xprop(&quot;&amp;VLOOKUP([.A4];[$auxiliar.$A$3:.$B$8];2;0)&amp;&quot;, &quot;&amp;VLOOKUP([.B4];[$auxiliar.$A$12:.$B$14];2;0)&amp;&quot;)&quot;" office:value-type="string" office:string-value="new Xprop('X-DAVIS-FOO', 'This is a common value')">
            <text:p>new Xprop('X-DAVIS-FOO', 'This is a common value')</text:p>
          </table:table-cell>
          <table:table-cell office:value-type="string">
            <text:p>"X-DAVIS-FOO:This is a common value\r\n"</text:p>
          </table:table-cell>
          <table:table-cell table:style-name="ce2" table:formula="of:=&quot;array(&quot;&amp;VLOOKUP([.A4];[$auxiliar.$A$3:.$B$8];2;0)&amp;&quot;, &quot;&amp;VLOOKUP([.B4]; [$auxiliar.$A$12:.$B$14];2;0)&amp;&quot;, &quot;&amp;[.D4]&amp;&quot;),&quot;" office:value-type="string" office:string-value="array('X-DAVIS-FOO', 'This is a common value', &quot;X-DAVIS-FOO:This is a common value\r\n&quot;),">
            <text:p>array('X-DAVIS-FOO', 'This is a common value', "X-DAVIS-FOO:This is a common value\r\n"),</text:p>
          </table:table-cell>
          <table:table-cell table:style-name="ce2"/>
        </table:table-row>
        <table:table-row table:style-name="ro3" table:number-rows-repeated="104857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1" table:target-range-address="constructor.A1:constructor.F19" table:display-filter-buttons="true">
          <table:filter>
            <table:filter-and>
              <table:filter-condition table:field-number="0" table:value="valid" table:operator="="/>
            </table:filter-and>
          </table:filter>
        </table:database-range>
        <table:database-range table:name="__Anonymous_Sheet_DB__2" table:target-range-address="exception.A1:exception.F16" table:display-filter-buttons="true"/>
        <table:database-range table:name="__Anonymous_Sheet_DB__3" table:target-range-address="output.A1:output.F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s Peixoto</meta:initial-creator>
    <meta:creation-date>2015-05-12T09:57:53</meta:creation-date>
    <dc:date>2015-05-12T15:58:22</dc:date>
    <dc:creator>Davis Peixoto</dc:creator>
    <meta:editing-duration>PT1H14M8S</meta:editing-duration>
    <meta:editing-cycles>14</meta:editing-cycles>
    <meta:generator>LibreOffice/3.5$Linux_X86_64 LibreOffice_project/350m1$Build-2</meta:generator>
    <meta:document-statistic meta:table-count="4" meta:cell-count="216" meta:object-count="0"/>
  </office:meta>
</office:document-meta>
</file>